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officeooo:paragraph-rsid="0009d686"/>
    </style:style>
    <style:style style:name="P3" style:family="paragraph" style:parent-style-name="Standard">
      <style:text-properties fo:language="en" fo:country="IE" officeooo:paragraph-rsid="000c3844"/>
    </style:style>
    <style:style style:name="P4" style:family="paragraph" style:parent-style-name="Standard">
      <style:text-properties officeooo:paragraph-rsid="000cd2ba"/>
    </style:style>
    <style:style style:name="P5" style:family="paragraph" style:parent-style-name="Heading_20_2">
      <style:text-properties fo:language="en" fo:country="I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fo:color="#000000" style:font-name="Monospace" fo:font-size="10pt" style:font-size-asian="10pt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IE"/>
    </style:style>
    <style:style style:name="T2" style:family="text">
      <style:text-properties fo:language="en" fo:country="IE" officeooo:rsid="00066613"/>
    </style:style>
    <style:style style:name="T3" style:family="text">
      <style:text-properties fo:color="#000000" fo:font-weight="bold" fo:background-color="#ffffff" loext:char-shading-value="0" style:font-weight-asian="bold" style:font-weight-complex="bold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fo:font-size="13.5pt" fo:background-color="#ffffff" loext:char-shading-value="0" style:font-size-asian="13.5pt" style:font-size-complex="13.5pt"/>
    </style:style>
    <style:style style:name="T6" style:family="text">
      <style:text-properties fo:color="#000000" fo:font-size="13.5pt" style:font-size-asian="13.5pt" style:font-size-complex="13.5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background-color="#ffffff" loext:char-shading-value="0" style:font-size-asian="10pt" style:font-size-complex="11.5pt"/>
    </style:style>
    <style:style style:name="T9" style:family="text">
      <style:text-properties fo:color="#000000" fo:font-size="11pt" officeooo:rsid="000cd2ba" fo:background-color="#ffffff" loext:char-shading-value="0" style:font-size-asian="11pt" style:font-size-complex="11pt"/>
    </style:style>
    <style:style style:name="T10" style:family="text">
      <style:text-properties officeooo:rsid="0009d686"/>
    </style:style>
    <style:style style:name="T11" style:family="text">
      <style:text-properties officeooo:rsid="000ae6f1"/>
    </style:style>
    <style:style style:name="T12" style:family="text">
      <style:text-properties officeooo:rsid="000c3844"/>
    </style:style>
    <style:style style:name="T13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Lab</text:span><text:span text:style-name="T1"> – Message Digests</text:span></text:h>
      <text:p text:style-name="P1"/>
      <text:h text:style-name="P5" text:outline-level="2">Q1. <text:s/></text:h>
      <text:p text:style-name="P1"/>
      <text:p text:style-name="P2">Write a Java program to <text:span text:style-name="T12">find </text:span>the SHA-256 <text:span text:style-name="T10">hash</text:span> of a String. <text:span text:style-name="T12">Print out the Base64 encoding of the hash value. </text:span>Show that if the String changes by just 1 character, the digest value changes completely. </text:p>
      <text:p text:style-name="P1"/>
      <text:h text:style-name="P5" text:outline-level="2">Q<text:span text:style-name="T11">2</text:span>.</text:h>
      <text:p text:style-name="P1"/>
      <text:p text:style-name="P3">Write a program to <text:span text:style-name="T12">find </text:span>the SHA-256 hash of a file. <text:span text:style-name="T12">Print out the Base64 encoding of the hash value. </text:span>Use the MessageDigest method </text:p>
      <text:p text:style-name="Standard"><text:span text:style-name="HTML_20_Code"><text:span text:style-name="T3">void update</text:span></text:span><text:span text:style-name="HTML_20_Code"><text:span text:style-name="T4">(byte[] input, int offset, int len)</text:span></text:span><text:span text:style-name="apple-converted-space"><text:span text:style-name="T5"> </text:span></text:span><text:span text:style-name="T6"><text:line-break/></text:span></text:p>
      <text:p text:style-name="P1">and the InputStream method</text:p>
      <text:p text:style-name="Standard"><text:span text:style-name="HTML_20_Code"><text:span text:style-name="T3">int read</text:span></text:span><text:span text:style-name="HTML_20_Code"><text:span text:style-name="T4">(byte[] b)</text:span></text:span><text:span text:style-name="apple-converted-space"><text:span text:style-name="T5"> </text:span></text:span></text:p>
      <text:p text:style-name="P4"><text:span text:style-name="apple-converted-space"><text:span text:style-name="T9">Use:-</text:span></text:span></text:p>
      <text:p text:style-name="P6"><text:span text:style-name="apple-converted-space"><text:span text:style-name="T8">InputStream </text:span></text:span><text:span text:style-name="T13">is</text:span><text:span text:style-name="T7"> = </text:span><text:span text:style-name="T15">new</text:span><text:span text:style-name="T7"> FileInputStream(</text:span><text:span text:style-name="T16">"data/test.txt"</text:span><text:span text:style-name="T7">);</text:span></text:p>
      <text:p text:style-name="P6"><text:span text:style-name="T15">byte</text:span><text:span text:style-name="T7">[] </text:span><text:span text:style-name="T14">buffer</text:span><text:span text:style-name="T7"> = </text:span><text:span text:style-name="T15">new</text:span><text:span text:style-name="T7"> </text:span><text:span text:style-name="T15">byte</text:span><text:span text:style-name="T7">[64];</text:span></text:p>
      <text:p text:style-name="P6"><text:span text:style-name="T15">int</text:span><text:span text:style-name="T7"> </text:span><text:span text:style-name="T14">bytesRead</text:span><text:span text:style-name="T7"> = 0;</text:span></text:p>
      <text:p text:style-name="P6"><text:span text:style-name="T15">while</text:span><text:span text:style-name="T7"> ((</text:span><text:span text:style-name="T14">bytesRead</text:span><text:span text:style-name="T7"> = </text:span><text:span text:style-name="T14">is</text:span><text:span text:style-name="T7">.read(</text:span><text:span text:style-name="T14">buffer</text:span><text:span text:style-name="T7">)) &gt; 0) {</text:span></text:p>
      <text:p text:style-name="P6"><text:span text:style-name="T7"><text:tab/>System.</text:span><text:span text:style-name="T17">out</text:span><text:span text:style-name="T7">.println(</text:span><text:span text:style-name="T14">bytesRead</text:span><text:span text:style-name="T7">);</text:span></text:p>
      <text:p text:style-name="P7">}</text:p>
      <text:h text:style-name="Heading_20_2" text:outline-level="2">Q<text:span text:style-name="T11">3</text:span>.</text:h>
      <text:p text:style-name="P1"/>
      <text:p text:style-name="Standard"><text:span text:style-name="T1">Look up the documentation on Apache </text:span>Commons Codec <text:s/>API . (<text:a xlink:type="simple" xlink:href="http://commons.apache.org/codec/" text:style-name="Internet_20_link" text:visited-style-name="Visited_20_Internet_20_Link">http://commons.apache.org/codec/</text:a>). Write a program to hash some text using this library and different hashing algorithms.</text:p>
      <text:h text:style-name="Heading_20_2" text:outline-level="2"><text:soft-page-break/></text:h>
      <text:h text:style-name="Heading_20_2" text:outline-level="2">Q<text:span text:style-name="T11">4</text:span>.</text:h>
      <text:p text:style-name="Standard"/>
      <text:p text:style-name="Standard">Write a program to hash a file using the <text:span text:style-name="T1">Apache </text:span>Commons Codec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16</meta:editing-cycles>
    <meta:creation-date>2011-12-07T14:05:00</meta:creation-date>
    <dc:date>2019-02-18T10:54:02.256683460</dc:date>
    <meta:editing-duration>PT23M4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143" meta:character-count="886" meta:non-whitespace-character-count="752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